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0871089D8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.218cm" svg:x="1cm" svg:y="13.74cm">
          <draw:image xlink:href="Pictures/1000000000000484000000871089D811.png" xlink:type="simple" xlink:show="embed" xlink:actuate="onLoad">
            <text:p/>
          </draw:image>
        </draw:frame>
        <draw:line draw:style-name="gr2" draw:text-style-name="P1" draw:layer="layout" svg:x1="8.2cm" svg:y1="15.3cm" svg:x2="6.2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6T11:01:30.344280062</dc:date>
    <dc:creator>dunnin01 </dc:creator>
    <meta:document-statistic meta:object-count="2"/>
    <meta:generator>LibreOffice/4.2.7.2$Linux_X86_64 LibreOffice_project/420m0$Build-2</meta:generator>
  </office:meta>
</office:document-meta>
</file>